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3-12-33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3-12-33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9236" calcext:value-type="float">
            <text:p>1.019236</text:p>
          </table:table-cell>
          <table:table-cell table:number-columns-repeated="9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office:value-type="float" office:value="3.372204" calcext:value-type="float">
            <text:p>3.372204</text:p>
          </table:table-cell>
          <table:table-cell table:number-columns-repeated="9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8447" calcext:value-type="float">
            <text:p>0.5784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office:value-type="float" office:value="0.590551" calcext:value-type="float">
            <text:p>0.590551</text:p>
          </table:table-cell>
          <table:table-cell office:value-type="float" office:value="0.578447" calcext:value-type="float">
            <text:p>0.57844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228105" calcext:value-type="float">
            <text:p>1.228105</text:p>
          </table:table-cell>
          <table:table-cell table:style-name="Default" table:number-columns-repeated="3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office:value-type="float" office:value="1.251185" calcext:value-type="float">
            <text:p>1.251185</text:p>
          </table:table-cell>
          <table:table-cell office:value-type="float" office:value="1.228105" calcext:value-type="float">
            <text:p>1.22810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3T23:34:24.440919132</dc:date>
    <meta:editing-duration>P110DT8H7M19S</meta:editing-duration>
    <meta:editing-cycles>1357</meta:editing-cycles>
    <meta:generator>LibreOffice/6.4.7.2$Linux_X86_64 LibreOffice_project/40$Build-2</meta:generator>
    <meta:document-statistic meta:table-count="1" meta:cell-count="5526" meta:object-count="0"/>
  </office:meta>
</office:document-meta>
</file>